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6a9" officeooo:paragraph-rsid="001f16a9"/>
    </style:style>
    <style:style style:name="P2" style:family="paragraph" style:parent-style-name="Standard">
      <style:text-properties officeooo:rsid="001ff8a4" officeooo:paragraph-rsid="001ff8a4"/>
    </style:style>
    <style:style style:name="P3" style:family="paragraph" style:parent-style-name="Standard">
      <style:text-properties officeooo:rsid="0020705a" officeooo:paragraph-rsid="0020705a"/>
    </style:style>
    <style:style style:name="P4" style:family="paragraph" style:parent-style-name="Standard">
      <style:text-properties officeooo:rsid="002180a1" officeooo:paragraph-rsid="002180a1"/>
    </style:style>
    <style:style style:name="P5" style:family="paragraph" style:parent-style-name="Standard">
      <style:text-properties officeooo:rsid="0022b408" officeooo:paragraph-rsid="0022b408"/>
    </style:style>
    <style:style style:name="P6" style:family="paragraph" style:parent-style-name="Standard">
      <style:text-properties officeooo:rsid="0024bb36" officeooo:paragraph-rsid="0024bb36"/>
    </style:style>
    <style:style style:name="P7" style:family="paragraph" style:parent-style-name="Standard">
      <style:text-properties officeooo:rsid="002559e0" officeooo:paragraph-rsid="002559e0"/>
    </style:style>
    <style:style style:name="P8" style:family="paragraph" style:parent-style-name="Standard">
      <style:text-properties officeooo:rsid="00267e74" officeooo:paragraph-rsid="00267e74"/>
    </style:style>
    <style:style style:name="P9" style:family="paragraph" style:parent-style-name="Standard">
      <style:text-properties officeooo:rsid="002816d7" officeooo:paragraph-rsid="00281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à son propre serveur embarquer : Php -S host port</text:p>
      <text:p text:style-name="P2">Base de donnée : MariaDB créer par Michael Widenius </text:p>
      <text:p text:style-name="P2"/>
      <text:p text:style-name="P4">installation php apache et maria db</text:p>
      <text:p text:style-name="P4"/>
      <text:p text:style-name="P3">apt-get install apache2</text:p>
      <text:p text:style-name="P2"/>
      <text:p text:style-name="P5">apt-get install -y php7.0 libapache2-mod-php7.0 php7.0-cli php7.0-common php7.0-mbstring php7.0-gd php7.0-intl php7.0-xml php7.0-mysql php7.0-mcrypt php7.0-zip</text:p>
      <text:p text:style-name="P6"/>
      <text:p text:style-name="P6">apt-get install mariadb-server</text:p>
      <text:p text:style-name="P6"/>
      <text:p text:style-name="P7">config serveur</text:p>
      <text:p text:style-name="P7">a2enmod rewrite</text:p>
      <text:p text:style-name="P7">a2enmod headers</text:p>
      <text:p text:style-name="P7">a2enmod deflate</text:p>
      <text:p text:style-name="P8">service apache2 restart</text:p>
      <text:p text:style-name="P8"/>
      <text:p text:style-name="P8"/>
      <text:p text:style-name="P9">Les cour sont accessible via : <text:a xlink:type="simple" xlink:href="http://hikingyo.fr/" text:style-name="Internet_20_link" text:visited-style-name="Visited_20_Internet_20_Link">http://hikingyo.fr</text:a>ama.io/cours-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7:45:44.471516349</meta:creation-date>
    <dc:date>2018-02-06T12:19:12.696366252</dc:date>
    <meta:editing-duration>PT1H55M2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64" meta:character-count="499" meta:non-whitespace-character-count="446"/>
  </office:meta>
</office:document-meta>
</file>